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8cm" svg:x="6.13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3.83cm" svg:y1="1.5cm" svg:x2="3.83cm" svg:y2="13cm">
          <text:p/>
        </draw:line>
        <draw:line draw:style-name="gr2" draw:text-style-name="P1" draw:layer="layout" svg:x1="7.63cm" svg:y1="5.5cm" svg:x2="12.13cm" svg:y2="3.5cm">
          <text:p/>
        </draw:line>
        <draw:frame draw:style-name="gr3" draw:layer="layout" svg:width="5cm" svg:height="1.5cm" svg:x="9.63cm" svg:y="2.5cm">
          <draw:text-box>
            <text:p><text:span text:style-name="T1">Surface S</text:span></text:p>
          </draw:text-box>
        </draw:frame>
        <draw:line draw:style-name="gr4" draw:text-style-name="P1" draw:layer="layout" svg:x1="6cm" svg:y1="5.5cm" svg:x2="3.775cm" svg:y2="5.5cm">
          <text:p/>
        </draw:line>
        <draw:line draw:style-name="gr4" draw:text-style-name="P1" draw:layer="layout" svg:x1="5.955cm" svg:y1="11.8cm" svg:x2="3.73cm" svg:y2="11.8cm">
          <text:p/>
        </draw:line>
        <draw:frame draw:style-name="gr5" draw:layer="layout" svg:width="2.13cm" svg:height="1.01cm" svg:x="1.5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039cm" svg:height="1.01cm" svg:x="2.291cm" svg:y="11.4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" draw:layer="layout" svg:x1="10.13cm" svg:y1="5.5cm" svg:x2="10.13cm" svg:y2="12cm">
          <text:p/>
        </draw:line>
        <draw:frame draw:style-name="gr3" draw:layer="layout" svg:width="1cm" svg:height="1.5cm" svg:x="10.63cm" svg:y="8cm">
          <draw:text-box>
            <text:p><text:span text:style-name="T2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9T15:50:40.49</meta:creation-date>
    <meta:generator>LibreOffice/3.3$Win32 LibreOffice_project/330m19$Build-202</meta:generator>
    <dc:date>2012-02-29T15:56:09.95</dc:date>
    <meta:editing-duration>PT5M29S</meta:editing-duration>
    <meta:editing-cycles>1</meta:editing-cycles>
    <meta:document-statistic meta:object-count="10"/>
  </office:meta>
</office:document-meta>
</file>

<file path=Object 1/content.xml><?xml version="1.0" encoding="utf-8"?>
<math xmlns="http://www.w3.org/1998/Math/MathML">
  <semantics>
    <mrow>
      <msub>
        <mi>z</mi>
        <mn>0</mn>
      </msub>
      <mo stretchy="false">+</mo>
      <mi>h</mi>
    </mrow>
    <annotation encoding="StarMath 5.0">z_0 + h</annotation>
  </semantics>
</math>
</file>

<file path=Object 2/content.xml><?xml version="1.0" encoding="utf-8"?>
<math xmlns="http://www.w3.org/1998/Math/MathML">
  <semantics>
    <msub>
      <mi>z</mi>
      <mn>0</mn>
    </msub>
    <annotation encoding="StarMath 5.0">z_0</annotation>
  </semantics>
</math>
</file>